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2264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043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4764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4244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8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8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5" table:default-cell-style-name="ce12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 table:number-columns-spanned="6" table:number-rows-spanned="1">
            <text:p>Butane-Isobutane (0.5/0.5)</text:p>
          </table:table-cell>
          <table:covered-table-cell table:style-name="ce6"/>
          <table:covered-table-cell table:style-name="Default"/>
          <table:covered-table-cell table:number-columns-repeated="3" table:style-name="ce6"/>
          <table:table-cell table:style-name="ce13"/>
          <table:table-cell/>
        </table:table-row>
        <table:table-row table:style-name="ro2">
          <table:table-cell table:style-name="ce2" office:value-type="string" table:number-columns-spanned="6" table:number-rows-spanned="1">
            <text:p>GEFlash</text:p>
          </table:table-cell>
          <table:covered-table-cell table:number-columns-repeated="5" table:style-name="ce6"/>
          <table:table-cell table:style-name="ce13"/>
          <table:table-cell/>
        </table:table-row>
        <table:table-row table:style-name="ro3">
          <table:table-cell table:style-name="ce3" office:value-type="string">
            <text:p>Pressure (Mpa)</text:p>
          </table:table-cell>
          <table:table-cell table:style-name="ce3" office:value-type="string">
            <text:p>Enthalpy (j/mol)</text:p>
          </table:table-cell>
          <table:table-cell table:style-name="ce3" office:value-type="string">
            <text:p>Temperature (K)</text:p>
          </table:table-cell>
          <table:table-cell table:style-name="ce3" office:value-type="string">
            <text:p>Bubble Point (Mpa)</text:p>
          </table:table-cell>
          <table:table-cell table:style-name="ce3" office:value-type="string">
            <text:p>Dew Point (Mpa)</text:p>
          </table:table-cell>
          <table:table-cell table:style-name="ce3" office:value-type="string">
            <text:p>Liquid Density (mol/m^3)</text:p>
          </table:table-cell>
          <table:table-cell table:style-name="ce3" office:value-type="string">
            <text:p>Vapor Density (mol/m^3)</text:p>
          </table:table-cell>
          <table:table-cell table:style-name="ce3" office:value-type="string">
            <text:p>Vapor Mole Fraction 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15000">
            <text:p>15000</text:p>
          </table:table-cell>
          <table:table-cell table:style-name="ce8" office:value-type="float" office:value="310.646">
            <text:p>310.65</text:p>
          </table:table-cell>
          <table:table-cell table:style-name="ce11" table:formula="oooc:=427020/1000000" office:value-type="float" office:value="0.42702">
            <text:p>0.4270</text:p>
          </table:table-cell>
          <table:table-cell table:style-name="ce11" table:formula="oooc:=414737/1000000" office:value-type="float" office:value="0.414737">
            <text:p>0.4147</text:p>
          </table:table-cell>
          <table:table-cell table:style-name="ce8" office:value-type="float" office:value="8404.54">
            <text:p>8404.54</text:p>
          </table:table-cell>
          <table:table-cell office:value-type="float" office:value="183.006">
            <text:p>183.01</text:p>
          </table:table-cell>
          <table:table-cell table:style-name="ce4" office:value-type="float" office:value="0">
            <text:p>0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20000">
            <text:p>20000</text:p>
          </table:table-cell>
          <table:table-cell office:value-type="float" office:value="316.564">
            <text:p>316.56</text:p>
          </table:table-cell>
          <table:table-cell table:formula="oooc:=501162/1000000" office:value-type="float" office:value="0.501162">
            <text:p>0.5012</text:p>
          </table:table-cell>
          <table:table-cell table:formula="oooc:=487553/1000000" office:value-type="float" office:value="0.487553">
            <text:p>0.4876</text:p>
          </table:table-cell>
          <table:table-cell office:value-type="float" office:value="8251.07">
            <text:p>8251.07</text:p>
          </table:table-cell>
          <table:table-cell office:value-type="float" office:value="213.648">
            <text:p>213.65</text:p>
          </table:table-cell>
          <table:table-cell table:style-name="ce4" table:formula="oooc:=0.0852151" office:value-type="float" office:value="0.0852151">
            <text:p>0.09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25000">
            <text:p>25000</text:p>
          </table:table-cell>
          <table:table-cell office:value-type="float" office:value="316.799">
            <text:p>316.8</text:p>
          </table:table-cell>
          <table:table-cell table:formula="oooc:=504328/1000000" office:value-type="float" office:value="0.504328">
            <text:p>0.5043</text:p>
          </table:table-cell>
          <table:table-cell table:formula="oooc:=490665/1000000" office:value-type="float" office:value="0.490665">
            <text:p>0.4907</text:p>
          </table:table-cell>
          <table:table-cell office:value-type="float" office:value="8244.88">
            <text:p>8244.88</text:p>
          </table:table-cell>
          <table:table-cell office:value-type="float" office:value="214.962">
            <text:p>214.96</text:p>
          </table:table-cell>
          <table:table-cell table:style-name="ce4" table:formula="oooc:=0.314913" office:value-type="float" office:value="0.314913">
            <text:p>0.31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30000">
            <text:p>30000</text:p>
          </table:table-cell>
          <table:table-cell office:value-type="float" office:value="317.033">
            <text:p>317.03</text:p>
          </table:table-cell>
          <table:table-cell table:formula="oooc:=507495/1000000" office:value-type="float" office:value="0.507495">
            <text:p>0.5075</text:p>
          </table:table-cell>
          <table:table-cell table:formula="oooc:=493776/1000000" office:value-type="float" office:value="0.493776">
            <text:p>0.4938</text:p>
          </table:table-cell>
          <table:table-cell office:value-type="float" office:value="8238.68">
            <text:p>8238.68</text:p>
          </table:table-cell>
          <table:table-cell office:value-type="float" office:value="216.276">
            <text:p>216.28</text:p>
          </table:table-cell>
          <table:table-cell table:style-name="ce4" table:formula="oooc:=0.542628" office:value-type="float" office:value="0.542628">
            <text:p>0.54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35000">
            <text:p>35000</text:p>
          </table:table-cell>
          <table:table-cell office:value-type="float" office:value="317.268">
            <text:p>317.27</text:p>
          </table:table-cell>
          <table:table-cell table:formula="oooc:=510661/1000000" office:value-type="float" office:value="0.510661">
            <text:p>0.5107</text:p>
          </table:table-cell>
          <table:table-cell table:formula="oooc:=496888/1000000" office:value-type="float" office:value="0.496888">
            <text:p>0.4969</text:p>
          </table:table-cell>
          <table:table-cell office:value-type="float" office:value="8232.47">
            <text:p>8232.47</text:p>
          </table:table-cell>
          <table:table-cell office:value-type="float" office:value="217.589">
            <text:p>217.59</text:p>
          </table:table-cell>
          <table:table-cell table:style-name="ce4" table:formula="oooc:=0.770333" office:value-type="float" office:value="0.770333">
            <text:p>0.77</text:p>
          </table:table-cell>
        </table:table-row>
        <table:table-row table:style-name="ro2">
          <table:table-cell table:style-name="ce2" office:value-type="string" table:number-columns-spanned="6" table:number-rows-spanned="1">
            <text:p>REFPROP</text:p>
          </table:table-cell>
          <table:covered-table-cell table:number-columns-repeated="5" table:style-name="ce6"/>
          <table:table-cell table:style-name="ce13"/>
          <table:table-cell/>
        </table:table-row>
        <table:table-row table:style-name="ro5">
          <table:table-cell table:style-name="ce3" office:value-type="string">
            <text:p>Pressure (Mpa)</text:p>
          </table:table-cell>
          <table:table-cell table:style-name="ce3" office:value-type="string">
            <text:p>Enthalpy (j/mol)</text:p>
          </table:table-cell>
          <table:table-cell table:style-name="ce3" office:value-type="string">
            <text:p>Temperature (K)</text:p>
          </table:table-cell>
          <table:table-cell table:style-name="ce3" office:value-type="string">
            <text:p>Bubble Point (Mpa)</text:p>
          </table:table-cell>
          <table:table-cell table:style-name="ce3" office:value-type="string">
            <text:p>Dew Point (Mpa)</text:p>
          </table:table-cell>
          <table:table-cell table:style-name="ce3" office:value-type="string">
            <text:p>Liquid Density (mol/m^3)</text:p>
          </table:table-cell>
          <table:table-cell table:style-name="ce3" office:value-type="string">
            <text:p>Vapor Density (mol/m^3)</text:p>
          </table:table-cell>
          <table:table-cell table:style-name="ce3" office:value-type="string">
            <text:p>Vapor Mole Fraction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15000">
            <text:p>15000</text:p>
          </table:table-cell>
          <table:table-cell office:value-type="float" office:value="311.58">
            <text:p>311.58</text:p>
          </table:table-cell>
          <table:table-cell office:value-type="float" office:value="0.43489">
            <text:p>0.4349</text:p>
          </table:table-cell>
          <table:table-cell office:value-type="float" office:value="0.42413">
            <text:p>0.4241</text:p>
          </table:table-cell>
          <table:table-cell office:value-type="float" office:value="9378.1">
            <text:p>9378.1</text:p>
          </table:table-cell>
          <table:table-cell office:value-type="float" office:value="184.11">
            <text:p>184.11</text:p>
          </table:table-cell>
          <table:table-cell table:style-name="ce8" office:value-type="float" office:value="0">
            <text:p>0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20000">
            <text:p>20000</text:p>
          </table:table-cell>
          <table:table-cell office:value-type="float" office:value="316.91">
            <text:p>316.91</text:p>
          </table:table-cell>
          <table:table-cell office:value-type="float" office:value="0.492">
            <text:p>0.4920</text:p>
          </table:table-cell>
          <table:table-cell office:value-type="float" office:value="0.48052">
            <text:p>0.4805</text:p>
          </table:table-cell>
          <table:table-cell office:value-type="float" office:value="9276.2">
            <text:p>9276.2</text:p>
          </table:table-cell>
          <table:table-cell office:value-type="float" office:value="207.89">
            <text:p>207.89</text:p>
          </table:table-cell>
          <table:table-cell table:style-name="ce8" table:formula="oooc:=0.11821" office:value-type="float" office:value="0.11821">
            <text:p>0.12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25000">
            <text:p>25000</text:p>
          </table:table-cell>
          <table:table-cell office:value-type="float" office:value="317.14">
            <text:p>317.14</text:p>
          </table:table-cell>
          <table:table-cell office:value-type="float" office:value="0.50443">
            <text:p>0.5044</text:p>
          </table:table-cell>
          <table:table-cell office:value-type="float" office:value="0.4928">
            <text:p>0.4928</text:p>
          </table:table-cell>
          <table:table-cell office:value-type="float" office:value="9255">
            <text:p>9255</text:p>
          </table:table-cell>
          <table:table-cell office:value-type="float" office:value="213.08">
            <text:p>213.08</text:p>
          </table:table-cell>
          <table:table-cell table:style-name="ce8" table:formula="oooc:=0.38" office:value-type="float" office:value="0.38">
            <text:p>0.38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30000">
            <text:p>30000</text:p>
          </table:table-cell>
          <table:table-cell office:value-type="float" office:value="317.38">
            <text:p>317.38</text:p>
          </table:table-cell>
          <table:table-cell office:value-type="float" office:value="0.50761">
            <text:p>0.5076</text:p>
          </table:table-cell>
          <table:table-cell office:value-type="float" office:value="0.49594">
            <text:p>0.4959</text:p>
          </table:table-cell>
          <table:table-cell office:value-type="float" office:value="9249.6">
            <text:p>9249.6</text:p>
          </table:table-cell>
          <table:table-cell office:value-type="float" office:value="214.41">
            <text:p>214.41</text:p>
          </table:table-cell>
          <table:table-cell table:style-name="ce8" table:formula="oooc:=0.64" office:value-type="float" office:value="0.64">
            <text:p>0.64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35000">
            <text:p>35000</text:p>
          </table:table-cell>
          <table:table-cell office:value-type="float" office:value="317.61">
            <text:p>317.61</text:p>
          </table:table-cell>
          <table:table-cell office:value-type="float" office:value="0.51067">
            <text:p>0.5107</text:p>
          </table:table-cell>
          <table:table-cell office:value-type="float" office:value="0.49896">
            <text:p>0.4990</text:p>
          </table:table-cell>
          <table:table-cell office:value-type="float" office:value="9244.4">
            <text:p>9244.4</text:p>
          </table:table-cell>
          <table:table-cell table:style-name="ce14" office:value-type="float" office:value="215.69">
            <text:p>215.69</text:p>
          </table:table-cell>
          <table:table-cell table:style-name="ce8" table:formula="oooc:=0.9103" office:value-type="float" office:value="0.9103">
            <text:p>0.91</text:p>
          </table:table-cell>
        </table:table-row>
        <table:table-row table:style-name="ro2">
          <table:table-cell table:style-name="ce2" office:value-type="string" table:number-columns-spanned="6" table:number-rows-spanned="1">
            <text:p>Variation From Refprop Prediction</text:p>
          </table:table-cell>
          <table:covered-table-cell table:number-columns-repeated="5" table:style-name="ce7"/>
          <table:table-cell table:style-name="ce13"/>
          <table:table-cell/>
        </table:table-row>
        <table:table-row table:style-name="ro6">
          <table:table-cell table:style-name="ce3" office:value-type="string">
            <text:p>Pressure (Mpa)</text:p>
          </table:table-cell>
          <table:table-cell table:style-name="ce3" office:value-type="string">
            <text:p>Enthalpy (j/mol)</text:p>
          </table:table-cell>
          <table:table-cell table:style-name="ce9" office:value-type="string">
            <text:p>Temperature %</text:p>
          </table:table-cell>
          <table:table-cell table:style-name="ce3" office:value-type="string">
            <text:p>Bubble Point %</text:p>
          </table:table-cell>
          <table:table-cell table:style-name="ce3" office:value-type="string">
            <text:p>Dew Point %</text:p>
          </table:table-cell>
          <table:table-cell table:style-name="ce3" office:value-type="string">
            <text:p>Liquid Density %</text:p>
          </table:table-cell>
          <table:table-cell table:style-name="ce3" office:value-type="string">
            <text:p>Vapor Density %</text:p>
          </table:table-cell>
          <table:table-cell table:style-name="ce3" office:value-type="string">
            <text:p>Vapor Mole Fraction %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15000">
            <text:p>15000</text:p>
          </table:table-cell>
          <table:table-cell table:style-name="ce10" table:formula="oooc:=([.C11]-[.C4])/[.C11]*100" office:value-type="float" office:value="0.299762500802352">
            <text:p>0.2998</text:p>
          </table:table-cell>
          <table:table-cell table:style-name="ce10" table:formula="oooc:=([.D11]-[.D4])/[.D11]*100" office:value-type="float" office:value="1.80965301570513">
            <text:p>1.8097</text:p>
          </table:table-cell>
          <table:table-cell table:style-name="ce10" table:formula="oooc:=([.E11]-[.E4])/[.E11]*100" office:value-type="float" office:value="2.21465116827387">
            <text:p>2.2147</text:p>
          </table:table-cell>
          <table:table-cell table:style-name="ce10" table:formula="oooc:=([.F11]-[.F4])/[.F11]*100" office:value-type="float" office:value="10.3812072807925">
            <text:p>10.3812</text:p>
          </table:table-cell>
          <table:table-cell table:style-name="ce10" table:formula="oooc:=([.G11]-[.G4])/[.G11]*100" office:value-type="float" office:value="0.599641518657332">
            <text:p>0.5996</text:p>
          </table:table-cell>
          <table:table-cell table:style-name="ce10" table:formula="oooc:=0" office:value-type="float" office:value="0">
            <text:p>0.0000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20000">
            <text:p>20000</text:p>
          </table:table-cell>
          <table:table-cell table:style-name="ce10" table:formula="oooc:=([.C12]-[.C5])/[.C12]*100" office:value-type="float" office:value="0.109179262251113">
            <text:p>0.1092</text:p>
          </table:table-cell>
          <table:table-cell table:style-name="ce10" table:formula="oooc:=([.D12]-[.D5])/[.D12]*100" office:value-type="float" office:value="-1.86219512195122">
            <text:p>-1.8622</text:p>
          </table:table-cell>
          <table:table-cell table:style-name="ce10" table:formula="oooc:=([.E12]-[.E5])/[.E12]*100" office:value-type="float" office:value="-1.46362274202946">
            <text:p>-1.4636</text:p>
          </table:table-cell>
          <table:table-cell table:style-name="ce10" table:formula="oooc:=([.F12]-[.F5])/[.F12]*100" office:value-type="float" office:value="11.0511847523771">
            <text:p>11.0512</text:p>
          </table:table-cell>
          <table:table-cell table:style-name="ce10" table:formula="oooc:=([.G12]-[.G5])/[.G12]*100" office:value-type="float" office:value="-2.76973399393911">
            <text:p>-2.7697</text:p>
          </table:table-cell>
          <table:table-cell table:style-name="ce10" table:formula="oooc:=([.H12]-[.H5])/[.H12]*100" office:value-type="float" office:value="27.9121055748245">
            <text:p>27.9121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25000">
            <text:p>25000</text:p>
          </table:table-cell>
          <table:table-cell table:style-name="ce10" table:formula="oooc:=([.C13]-[.C6])/[.C13]*100" office:value-type="float" office:value="0.107523491202626">
            <text:p>0.1075</text:p>
          </table:table-cell>
          <table:table-cell table:style-name="ce10" table:formula="oooc:=([.D13]-[.D6])/[.D13]*100" office:value-type="float" office:value="0.0202208433281221">
            <text:p>0.0202</text:p>
          </table:table-cell>
          <table:table-cell table:style-name="ce10" table:formula="oooc:=([.E13]-[.E6])/[.E13]*100" office:value-type="float" office:value="0.433238636363636">
            <text:p>0.4332</text:p>
          </table:table-cell>
          <table:table-cell table:style-name="ce10" table:formula="oooc:=([.F13]-[.F6])/[.F13]*100" office:value-type="float" office:value="10.9143165856294">
            <text:p>10.9143</text:p>
          </table:table-cell>
          <table:table-cell table:style-name="ce10" table:formula="oooc:=([.G13]-[.G6])/[.G13]*100" office:value-type="float" office:value="-0.883236343157488">
            <text:p>-0.8832</text:p>
          </table:table-cell>
          <table:table-cell table:style-name="ce10" table:formula="oooc:=([.H13]-[.H6])/[.H13]*100" office:value-type="float" office:value="17.1281578947368">
            <text:p>17.1282</text:p>
          </table:table-cell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30000">
            <text:p>30000</text:p>
          </table:table-cell>
          <table:table-cell table:style-name="ce10" table:formula="oooc:=([.C14]-[.C7])/[.C14]*100" office:value-type="float" office:value="0.109332661163268">
            <text:p>0.1093</text:p>
          </table:table-cell>
          <table:table-cell table:style-name="ce10" table:formula="oooc:=([.D14]-[.D7])/[.D14]*100" office:value-type="float" office:value="0.022655188038056">
            <text:p>0.0227</text:p>
          </table:table-cell>
          <table:table-cell table:style-name="ce10" table:formula="oooc:=([.E14]-[.E7])/[.E14]*100" office:value-type="float" office:value="0.436343106020901">
            <text:p>0.4363</text:p>
          </table:table-cell>
          <table:table-cell table:style-name="ce10" table:formula="oooc:=([.F14]-[.F7])/[.F14]*100" office:value-type="float" office:value="10.9293374848642">
            <text:p>10.9293</text:p>
          </table:table-cell>
          <table:table-cell table:style-name="ce10" table:formula="oooc:=([.G14]-[.G7])/[.G14]*100" office:value-type="float" office:value="-0.870295228767322">
            <text:p>-0.8703</text:p>
          </table:table-cell>
          <table:table-cell table:style-name="ce10" table:formula="oooc:=([.H14]-[.H7])/[.H14]*100" office:value-type="float" office:value="15.214375">
            <text:p>15.2144</text:p>
          </table:table-cell>
        </table:table-row>
        <table:table-row table:style-name="ro7">
          <table:table-cell office:value-type="float" office:value="0.5">
            <text:p>0.5</text:p>
          </table:table-cell>
          <table:table-cell office:value-type="float" office:value="35000">
            <text:p>35000</text:p>
          </table:table-cell>
          <table:table-cell table:style-name="ce10" table:formula="oooc:=([.C15]-[.C8])/[.C15]*100" office:value-type="float" office:value="0.107679229243425">
            <text:p>0.1077</text:p>
          </table:table-cell>
          <table:table-cell table:style-name="ce10" table:formula="oooc:=([.D15]-[.D8])/[.D15]*100" office:value-type="float" office:value="0.00176239058492505">
            <text:p>0.0018</text:p>
          </table:table-cell>
          <table:table-cell table:style-name="ce10" table:formula="oooc:=([.E15]-[.E8])/[.E15]*100" office:value-type="float" office:value="0.415263748597086">
            <text:p>0.4153</text:p>
          </table:table-cell>
          <table:table-cell table:style-name="ce10" table:formula="oooc:=([.F15]-[.F8])/[.F15]*100" office:value-type="float" office:value="10.9464108000519">
            <text:p>10.9464</text:p>
          </table:table-cell>
          <table:table-cell table:style-name="ce10" table:formula="oooc:=([.G15]-[.G8])/[.G15]*100" office:value-type="float" office:value="-0.880430247113914">
            <text:p>-0.8804</text:p>
          </table:table-cell>
          <table:table-cell table:style-name="ce10" table:formula="oooc:=([.H15]-[.H8])/[.H15]*100" office:value-type="float" office:value="15.3759200263649">
            <text:p>15.3759</text:p>
          </table:table-cell>
        </table:table-row>
        <table:table-row table:style-name="ro8">
          <table:table-cell table:style-name="ce5" office:value-type="string">
            <text:p>Assumptions</text:p>
          </table:table-cell>
          <table:table-cell table:style-name="ce5" table:number-columns-repeated="2"/>
          <table:table-cell table:style-name="Default" table:number-columns-repeated="4"/>
          <table:table-cell/>
        </table:table-row>
        <table:table-row table:style-name="ro9">
          <table:table-cell table:style-name="ce5" office:value-type="string" table:number-columns-spanned="3" table:number-rows-spanned="1">
            <text:p>1) Raoults law is applicable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2) Hfg is independent of temperatu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ce5" table:number-columns-repeated="2"/>
          <table:table-cell table:style-name="Default" table:number-columns-repeated="4"/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07/20/2009</text:date>, <text:time>09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7-08T12:01:48</meta:creation-date>
    <dc:date>2009-07-20T09:41:39</dc:date>
    <meta:print-date>2009-07-19T17:47:31</meta:print-date>
    <meta:editing-cycles>14</meta:editing-cycles>
    <meta:editing-duration>PT16H57M18S</meta:editing-duration>
    <meta:user-defined meta:name="Info 1"/>
    <meta:user-defined meta:name="Info 2"/>
    <meta:user-defined meta:name="Info 3"/>
    <meta:user-defined meta:name="Info 4"/>
    <meta:document-statistic meta:table-count="3" meta:cell-count="151"/>
  </office:meta>
</office:document-meta>
</file>